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false" fo:min-height="1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false" fo:min-height="1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1cm"/>
    </style:style>
    <style:style style:name="gr6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paragraph-properties fo:text-align="center"/>
      <style:text-properties fo:color="#c0c0c0"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c0c0c0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0cm" svg:height="2cm" svg:x="1cm" svg:y="1cm">
          <draw:text-box>
            <text:p>SD DMA Multiple Block Write</text:p>
            <text:p>SD_DMA_BackgroundState FSM Flowchart</text:p>
          </draw:text-box>
        </draw:frame>
        <draw:custom-shape draw:style-name="gr2" draw:text-style-name="P2" draw:id="id1" draw:layer="layout" svg:width="2cm" svg:height="2cm" svg:x="5cm" svg:y="3cm">
          <text:p text:style-name="P1"><text:span text:style-name="T1">SD_DMA_</text:span></text:p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6.2cm" svg:height="2cm" svg:x="6.8cm" svg:y="3cm">
          <draw:text-box>
            <text:p><text:span text:style-name="T2">Idle</text:span></text:p>
            <text:p><text:span text:style-name="T2">No command in progress – ready to begin a new command at user request</text:span></text:p>
          </draw:text-box>
        </draw:frame>
        <draw:custom-shape draw:style-name="gr2" draw:text-style-name="P2" draw:id="id2" draw:layer="layout" svg:width="2cm" svg:height="2cm" svg:x="5cm" svg:y="7cm">
          <text:p text:style-name="P1"><text:span text:style-name="T1">SD_DMA_</text:span></text:p>
          <text:p text:style-name="P1"><text:span text:style-name="T1">MBW_</text:span></text:p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6.2cm" svg:height="2cm" svg:x="6.8cm" svg:y="7cm">
          <draw:text-box>
            <text:p><text:span text:style-name="T2">MBW Idle</text:span></text:p>
            <text:p><text:span text:style-name="T2">MBW command issued, ready to send data blocks at user request</text:span></text:p>
          </draw:text-box>
        </draw:frame>
        <draw:connector draw:style-name="gr4" draw:text-style-name="P2" draw:layer="layout" svg:x1="6cm" svg:y1="5cm" svg:x2="6cm" svg:y2="7cm" draw:start-shape="id1" draw:start-glue-point="8" draw:end-shape="id2" draw:end-glue-point="4" svg:d="m6000 5000v2000">
          <text:p/>
        </draw:connector>
        <draw:frame draw:style-name="gr3" draw:text-style-name="P3" draw:layer="layout" svg:width="6cm" svg:height="2cm" svg:x="6cm" svg:y="5cm">
          <draw:text-box>
            <text:p><text:span text:style-name="T2">SD_DMA_MBW_Start()</text:span></text:p>
            <text:p><text:span text:style-name="T2">Issues the Multiple Block Write command to the card</text:span></text:p>
          </draw:text-box>
        </draw:frame>
        <draw:custom-shape draw:style-name="gr2" draw:text-style-name="P2" draw:layer="layout" svg:width="2cm" svg:height="2cm" svg:x="5cm" svg:y="11cm">
          <text:p text:style-name="P1"><text:span text:style-name="T1">SD_DMA_</text:span></text:p>
          <text:p text:style-name="P1"><text:span text:style-name="T1">MBW_</text:span></text:p>
          <text:p text:style-name="P1"><text:span text:style-name="T1">BlockS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6.2cm" svg:height="2cm" svg:x="6.8cm" svg:y="11cm">
          <draw:text-box>
            <text:p><text:span text:style-name="T2">MBW Block Send</text:span></text:p>
            <text:p><text:span text:style-name="T2">Sending data blocks to the SD Card through DMA background operations</text:span></text:p>
          </draw:text-box>
        </draw:frame>
        <draw:connector draw:style-name="gr4" draw:text-style-name="P2" draw:layer="layout" svg:x1="6cm" svg:y1="9cm" svg:x2="6cm" svg:y2="11cm" svg:d="m6000 9000v2000">
          <text:p/>
        </draw:connector>
        <draw:frame draw:style-name="gr3" draw:text-style-name="P3" draw:layer="layout" svg:width="6cm" svg:height="2cm" svg:x="6cm" svg:y="9cm">
          <draw:text-box>
            <text:p><text:span text:style-name="T2">SD_DMA_MBW_SendBlock()</text:span></text:p>
            <text:p><text:span text:style-name="T2">Starts the DMA transfer for the data block</text:span></text:p>
          </draw:text-box>
        </draw:frame>
        <draw:custom-shape draw:style-name="gr2" draw:text-style-name="P2" draw:id="id4" draw:layer="layout" svg:width="2cm" svg:height="2cm" svg:x="5cm" svg:y="15cm">
          <text:p text:style-name="P1"><text:span text:style-name="T1">SD_DMA_</text:span></text:p>
          <text:p text:style-name="P1"><text:span text:style-name="T1">MBW_</text:span></text:p>
          <text:p text:style-name="P1"><text:span text:style-name="T1">BlockWa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6.2cm" svg:height="2cm" svg:x="6.8cm" svg:y="15cm">
          <draw:text-box>
            <text:p><text:span text:style-name="T2">MBW Block Wait</text:span></text:p>
            <text:p><text:span text:style-name="T2">Waiting for data response token using single DMA transfer operations</text:span></text:p>
          </draw:text-box>
        </draw:frame>
        <draw:connector draw:style-name="gr4" draw:text-style-name="P2" draw:layer="layout" svg:x1="6cm" svg:y1="13cm" svg:x2="6cm" svg:y2="15cm" svg:d="m6000 13000v2000">
          <text:p/>
        </draw:connector>
        <draw:frame draw:style-name="gr3" draw:text-style-name="P3" draw:layer="layout" svg:width="6cm" svg:height="2cm" svg:x="6cm" svg:y="13cm">
          <draw:text-box>
            <text:p><text:span text:style-name="T2">TX Complete DMA Interrupt</text:span></text:p>
            <text:p><text:span text:style-name="T2">All data in block (plus headers) transferred</text:span></text:p>
          </draw:text-box>
        </draw:frame>
        <draw:connector draw:style-name="gr4" draw:text-style-name="P2" draw:layer="layout" svg:x1="6cm" svg:y1="17cm" svg:x2="6cm" svg:y2="19cm" svg:d="m6000 17000v2000">
          <text:p/>
        </draw:connector>
        <draw:frame draw:style-name="gr3" draw:text-style-name="P3" draw:id="id3" draw:layer="layout" svg:width="6cm" svg:height="2cm" svg:x="6cm" svg:y="17cm">
          <draw:text-box>
            <text:p><text:span text:style-name="T2">RX Complete DMA Interrupt</text:span></text:p>
            <text:p><text:span text:style-name="T2">Received byte is valid data token format</text:span></text:p>
          </draw:text-box>
        </draw:frame>
        <draw:frame draw:style-name="gr5" draw:text-style-name="P3" draw:layer="layout" svg:width="3cm" svg:height="2cm" svg:x="1cm" svg:y="15cm">
          <draw:text-box>
            <text:p><text:span text:style-name="T2">RX Complete</text:span></text:p>
            <text:p><text:span text:style-name="T2">DMA Interrupt</text:span></text:p>
            <text:p><text:span text:style-name="T2">Received byte is</text:span></text:p>
            <text:p><text:span text:style-name="T2">Idle bus</text:span></text:p>
          </draw:text-box>
        </draw:frame>
        <draw:custom-shape draw:style-name="gr2" draw:text-style-name="P2" draw:id="id5" draw:layer="layout" svg:width="2cm" svg:height="2cm" svg:x="5cm" svg:y="19cm">
          <text:p text:style-name="P1"><text:span text:style-name="T1">SD_DMA_</text:span></text:p>
          <text:p text:style-name="P1"><text:span text:style-name="T1">MBW_</text:span></text:p>
          <text:p text:style-name="P1"><text:span text:style-name="T1">BlockBus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6.2cm" svg:height="2cm" svg:x="6.8cm" svg:y="19cm">
          <draw:text-box>
            <text:p><text:span text:style-name="T2">MBW Block Busy</text:span></text:p>
            <text:p><text:span text:style-name="T2">Send dummy clocks through DMA, waiting for post-block busy signal to end</text:span></text:p>
          </draw:text-box>
        </draw:frame>
        <draw:frame draw:style-name="gr3" draw:text-style-name="P3" draw:layer="layout" svg:width="6cm" svg:height="2cm" svg:x="6cm" svg:y="21cm">
          <draw:text-box>
            <text:p><text:span text:style-name="T2">SD_DMA_MBW_GetBlockStatus()</text:span></text:p>
            <text:p><text:span text:style-name="T2">Last received byte was busy signal</text:span></text:p>
            <text:p><text:span text:style-name="T2">Function returns busy</text:span></text:p>
          </draw:text-box>
        </draw:frame>
        <draw:connector draw:style-name="gr4" draw:text-style-name="P1" draw:layer="layout" svg:x1="6cm" svg:y1="18cm" svg:x2="5cm" svg:y2="16cm" draw:start-shape="id3" draw:start-glue-point="3" draw:end-shape="id4" draw:end-glue-point="6" svg:d="m6000 18000h-1501v-2000h501">
          <text:p/>
        </draw:connector>
        <draw:connector draw:style-name="gr4" draw:text-style-name="P1" draw:layer="layout" draw:line-skew="1.499cm -0.499cm" svg:x1="6cm" svg:y1="21cm" svg:x2="5cm" svg:y2="20cm" draw:start-shape="id5" draw:start-glue-point="8" draw:end-shape="id5" draw:end-glue-point="6" svg:d="m6000 21000v2000h-2000v-3000h1000">
          <text:p/>
        </draw:connector>
        <draw:frame draw:style-name="gr3" draw:text-style-name="P3" draw:layer="layout" svg:width="6cm" svg:height="2cm" svg:x="6cm" svg:y="23cm">
          <draw:text-box>
            <text:p><text:span text:style-name="T2">SD_DMA_MBW_GetBlockStatus()</text:span></text:p>
            <text:p><text:span text:style-name="T2">Last received byte was not busy signal</text:span></text:p>
            <text:p><text:span text:style-name="T2">Function returns data response token</text:span></text:p>
          </draw:text-box>
        </draw:frame>
        <draw:custom-shape draw:style-name="gr2" draw:text-style-name="P2" draw:id="id6" draw:layer="layout" svg:width="2cm" svg:height="2cm" svg:x="14cm" svg:y="11cm">
          <text:p text:style-name="P1"><text:span text:style-name="T1">SD_DMA_</text:span></text:p>
          <text:p text:style-name="P1"><text:span text:style-name="T1">MBW_</text:span></text:p>
          <text:p text:style-name="P1"><text:span text:style-name="T1">CommandBus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6.2cm" svg:height="2cm" svg:x="16cm" svg:y="11cm">
          <draw:text-box>
            <text:p><text:span text:style-name="T2">MBW Command Busy</text:span></text:p>
            <text:p><text:span text:style-name="T2">Waiting for end of busy signal</text:span></text:p>
            <text:p><text:span text:style-name="T2"><text:s text:c="4"/></text:span><text:span text:style-name="T2">after Stop Tran token</text:span></text:p>
          </draw:text-box>
        </draw:frame>
        <draw:connector draw:style-name="gr4" draw:text-style-name="P1" draw:layer="layout" draw:line-skew="2.669cm" svg:x1="6.707cm" svg:y1="8.707cm" svg:x2="14.293cm" svg:y2="11.293cm" draw:start-shape="id2" draw:start-glue-point="9" draw:end-shape="id6" draw:end-glue-point="5" svg:d="m6707 8707h6293v2586h1293">
          <text:p/>
        </draw:connector>
        <draw:frame draw:style-name="gr3" draw:text-style-name="P3" draw:layer="layout" svg:width="6cm" svg:height="2cm" svg:x="13cm" svg:y="9cm">
          <draw:text-box>
            <text:p><text:span text:style-name="T2">SD_DMA_MBW_End()</text:span></text:p>
            <text:p><text:span text:style-name="T2">Ends the current Multiple Block Write command, presumably flushing data to SD Card NVM</text:span></text:p>
          </draw:text-box>
        </draw:frame>
        <draw:frame draw:style-name="gr3" draw:text-style-name="P3" draw:layer="layout" svg:width="6cm" svg:height="2cm" svg:x="15cm" svg:y="13cm">
          <draw:text-box>
            <text:p><text:span text:style-name="T2">SD_DMA_MBW_GetBlockStatus()</text:span></text:p>
            <text:p><text:span text:style-name="T2">Last received byte was busy signal</text:span></text:p>
            <text:p><text:span text:style-name="T2">Function returns busy</text:span></text:p>
          </draw:text-box>
        </draw:frame>
        <draw:connector draw:style-name="gr4" draw:text-style-name="P1" draw:id="id7" draw:layer="layout" draw:line-skew="1.499cm -0.499cm" svg:x1="15cm" svg:y1="13cm" svg:x2="14cm" svg:y2="12cm" svg:d="m15000 13000v2000h-2000v-3000h1000">
          <text:p/>
        </draw:connector>
        <draw:custom-shape draw:style-name="gr6" draw:text-style-name="P4" draw:id="id8" draw:layer="layout" svg:width="2cm" svg:height="2cm" svg:x="14cm" svg:y="17cm">
          <text:p text:style-name="P1"><text:span text:style-name="T3">SD_DMA_</text:span></text:p>
          <text:p text:style-name="P1"><text:span text:style-name="T3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line-skew="-0.501cm" svg:x1="15cm" svg:y1="13cm" svg:x2="15cm" svg:y2="17cm" draw:start-shape="id7" draw:start-glue-point="2" draw:end-shape="id8" draw:end-glue-point="4" svg:d="m15000 13000v0 3000 0 1000">
          <text:p/>
        </draw:connector>
        <draw:frame draw:style-name="gr3" draw:text-style-name="P3" draw:layer="layout" svg:width="6cm" svg:height="2cm" svg:x="15cm" svg:y="15cm">
          <draw:text-box>
            <text:p><text:span text:style-name="T2">SD_DMA_MBW_GetBlockStatus()</text:span></text:p>
            <text:p><text:span text:style-name="T2">Last received byte was not busy signal</text:span></text:p>
            <text:p><text:span text:style-name="T2">Function returns data response token</text:span></text:p>
          </draw:text-box>
        </draw:frame>
        <draw:custom-shape draw:style-name="gr6" draw:text-style-name="P4" draw:id="id9" draw:layer="layout" svg:width="2cm" svg:height="2cm" svg:x="5cm" svg:y="25cm">
          <text:p text:style-name="P1"><text:span text:style-name="T3">SD_DMA_</text:span></text:p>
          <text:p text:style-name="P1"><text:span text:style-name="T3">MBW_</text:span></text:p>
          <text:p text:style-name="P1"><text:span text:style-name="T3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6cm" svg:y1="21cm" svg:x2="6cm" svg:y2="25cm" draw:start-shape="id5" draw:end-shape="id9" draw:end-glue-point="4" svg:d="m6000 21000v4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3-25T23:12:16.63</meta:creation-date>
    <dc:date>2011-04-15T14:03:06.72</dc:date>
    <meta:editing-duration>PT02H43M03S</meta:editing-duration>
    <meta:editing-cycles>36</meta:editing-cycles>
    <meta:generator>OpenOffice.org/3.2$Win32 OpenOffice.org_project/320m18$Build-9502</meta:generator>
    <meta:document-statistic meta:object-count="35"/>
  </office:meta>
</office:document-meta>
</file>